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0AEBBAB15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6cm" fo:margin-left="0.018cm" fo:margin-top="0cm" fo:margin-bottom="0cm" table:align="left" style:writing-mode="page"/>
    </style:style>
    <style:style style:name="Tabela1.A" style:family="table-column">
      <style:table-column-properties style:column-width="2.157cm"/>
    </style:style>
    <style:style style:name="Tabela1.B" style:family="table-column">
      <style:table-column-properties style:column-width="13.8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3f3f3" fo:padding="0.176cm" fo:border-left="1pt solid #000000" fo:border-right="none" fo:border-top="1pt solid #000000" fo:border-bottom="1pt solid #000000">
        <style:background-image/>
      </style:table-cell-properties>
    </style:style>
    <style:style style:name="Tabela1.B1" style:family="table-cell">
      <style:table-cell-properties style:vertical-align="" fo:background-color="#f3f3f3" fo:padding="0.176cm" fo:border-left="none" fo:border-right="1pt solid #000000" fo:border-top="1pt solid #000000" fo:border-bottom="1pt solid #000000">
        <style:background-image/>
      </style:table-cell-properties>
    </style:style>
    <style:style style:name="Tabela3" style:family="table">
      <style:table-properties style:width="15.961cm" table:align="margins" style:writing-mode="lr-tb"/>
    </style:style>
    <style:style style:name="Tabela3.A" style:family="table-column">
      <style:table-column-properties style:column-width="3.694cm" style:rel-column-width="15165*"/>
    </style:style>
    <style:style style:name="Tabela3.B" style:family="table-column">
      <style:table-column-properties style:column-width="12.268cm" style:rel-column-width="50370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4" style:family="table-row">
      <style:table-row-properties style:min-row-height="0.743cm"/>
    </style:style>
    <style:style style:name="Tabela3.5" style:family="table-row">
      <style:table-row-properties style:min-row-height="1.191cm"/>
    </style:style>
    <style:style style:name="Tabela2" style:family="table">
      <style:table-properties style:width="15.961cm" table:align="margins" style:writing-mode="lr-tb"/>
    </style:style>
    <style:style style:name="Tabela2.A" style:family="table-column">
      <style:table-column-properties style:column-width="3.694cm" style:rel-column-width="15165*"/>
    </style:style>
    <style:style style:name="Tabela2.B" style:family="table-column">
      <style:table-column-properties style:column-width="12.268cm" style:rel-column-width="50370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743cm"/>
    </style:style>
    <style:style style:name="Tabela2.5" style:family="table-row">
      <style:table-row-properties style:min-row-height="1.191cm"/>
    </style:style>
    <style:style style:name="Tabela4" style:family="table">
      <style:table-properties style:width="15.961cm" table:align="margins" style:writing-mode="lr-tb"/>
    </style:style>
    <style:style style:name="Tabela4.A" style:family="table-column">
      <style:table-column-properties style:column-width="3.692cm" style:rel-column-width="2093*"/>
    </style:style>
    <style:style style:name="Tabela4.B" style:family="table-column">
      <style:table-column-properties style:column-width="12.27cm" style:rel-column-width="695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4" style:family="table-row">
      <style:table-row-properties style:min-row-height="0.743cm"/>
    </style:style>
    <style:style style:name="Tabela4.5" style:family="table-row">
      <style:table-row-properties style:min-row-height="1.191cm"/>
    </style:style>
    <style:style style:name="P1" style:family="paragraph" style:parent-style-name="Table_20_Contents">
      <style:text-properties style:font-name="Arial1" fo:font-size="11pt" officeooo:paragraph-rsid="00198067" style:font-size-asian="11pt" style:font-size-complex="11pt"/>
    </style:style>
    <style:style style:name="P2" style:family="paragraph" style:parent-style-name="Table_20_Contents">
      <style:text-properties style:font-name="Arial1" fo:font-size="11pt" officeooo:paragraph-rsid="001ec71e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19806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1ec71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paragraph-rsid="0019806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paragraph-rsid="001ec71e" style:font-weight-asian="bold" style:font-weight-complex="bold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ext_20_body">
      <style:text-properties style:font-name="Arial1"/>
    </style:style>
    <style:style style:name="P9" style:family="paragraph" style:parent-style-name="Text_20_body">
      <style:text-properties style:font-name="Arial1" officeooo:paragraph-rsid="00198067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fo:font-size="10pt" style:font-name-asian="Times New Roman1" style:font-size-asian="10pt" style:font-name-complex="Times New Roman1" style:font-size-complex="10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fo:font-size="10pt" style:font-name-asian="Times New Roman1" style:font-size-asian="10pt" style:font-name-complex="Times New Roman1" style:font-size-complex="10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officeooo:paragraph-rsid="001c776b"/>
    </style:style>
    <style:style style:name="P14" style:family="paragraph" style:parent-style-name="Table_20_Contents">
      <style:text-properties style:font-name="Arial1" officeooo:paragraph-rsid="001ec71e"/>
    </style:style>
    <style:style style:name="P15" style:family="paragraph" style:parent-style-name="Text_20_body">
      <style:text-properties style:font-name="Arial1" officeooo:paragraph-rsid="001ec71e"/>
    </style:style>
    <style:style style:name="P16" style:family="paragraph" style:parent-style-name="Table_20_Contents">
      <style:text-properties style:font-name="Arial1" officeooo:rsid="001ec71e" officeooo:paragraph-rsid="001ec71e"/>
    </style:style>
    <style:style style:name="P17" style:family="paragraph" style:parent-style-name="Text_20_body">
      <style:text-properties style:font-name="Arial1" officeooo:rsid="001ec71e" officeooo:paragraph-rsid="001ec71e"/>
    </style:style>
    <style:style style:name="P18" style:family="paragraph" style:parent-style-name="Table_20_Contents">
      <style:paragraph-properties fo:text-align="center" style:justify-single-word="false"/>
      <style:text-properties officeooo:paragraph-rsid="00198067"/>
    </style:style>
    <style:style style:name="P19" style:family="paragraph" style:parent-style-name="Table_20_Contents">
      <style:paragraph-properties fo:text-align="center" style:justify-single-word="false"/>
      <style:text-properties officeooo:paragraph-rsid="001ec71e"/>
    </style:style>
    <style:style style:name="P20" style:family="paragraph" style:parent-style-name="Text_20_body">
      <style:text-properties officeooo:paragraph-rsid="00198067"/>
    </style:style>
    <style:style style:name="P21" style:family="paragraph" style:parent-style-name="Text_20_body">
      <style:text-properties officeooo:paragraph-rsid="001b62cd"/>
    </style:style>
    <style:style style:name="P22" style:family="paragraph" style:parent-style-name="Text_20_body">
      <style:text-properties officeooo:paragraph-rsid="001ec71e"/>
    </style:style>
    <style:style style:name="P23" style:family="paragraph" style:parent-style-name="normal">
      <style:text-properties officeooo:paragraph-rsid="001ec71e"/>
    </style:style>
    <style:style style:name="P24" style:family="paragraph" style:parent-style-name="Standard">
      <style:text-properties officeooo:paragraph-rsid="0020eb46"/>
    </style:style>
    <style:style style:name="P25" style:family="paragraph" style:parent-style-name="Heading_20_1">
      <style:text-properties style:font-name="Arial1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2">
      <style:text-properties officeooo:rsid="0020eb46" officeooo:paragraph-rsid="0020eb46"/>
    </style:style>
    <style:style style:name="P27" style:family="paragraph" style:parent-style-name="Table_20_Contents">
      <style:paragraph-properties fo:text-align="center" style:justify-single-word="false"/>
      <style:text-properties officeooo:paragraph-rsid="0020eb46"/>
    </style:style>
    <style:style style:name="P28" style:family="paragraph" style:parent-style-name="Table_20_Contents">
      <style:text-properties style:font-name="Arial1" fo:font-size="11pt" officeooo:paragraph-rsid="0020eb46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20eb4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paragraph-rsid="0020eb46" style:font-weight-asian="bold" style:font-weight-complex="bold"/>
    </style:style>
    <style:style style:name="P31" style:family="paragraph" style:parent-style-name="Table_20_Contents">
      <style:text-properties style:font-name="Arial1" officeooo:paragraph-rsid="0020eb46"/>
    </style:style>
    <style:style style:name="P32" style:family="paragraph" style:parent-style-name="Table_20_Contents">
      <style:text-properties style:font-name="Arial1" officeooo:rsid="0020eb46" officeooo:paragraph-rsid="0020eb46"/>
    </style:style>
    <style:style style:name="P33" style:family="paragraph" style:parent-style-name="Table_20_Contents">
      <style:paragraph-properties fo:text-align="center" style:justify-single-word="false"/>
      <style:text-properties style:font-name="Arial1"/>
    </style:style>
    <style:style style:name="P34" style:family="paragraph" style:parent-style-name="Table_20_Contents">
      <style:paragraph-properties fo:text-align="center" style:justify-single-word="false"/>
      <style:text-properties style:font-name="Arial1" officeooo:paragraph-rsid="001ec71e"/>
    </style:style>
    <style:style style:name="P35" style:family="paragraph" style:parent-style-name="Table_20_Contents">
      <style:paragraph-properties fo:text-align="center" style:justify-single-word="false"/>
      <style:text-properties style:font-name="Arial1" officeooo:paragraph-rsid="0020eb46"/>
    </style:style>
    <style:style style:name="P36" style:family="paragraph" style:parent-style-name="Text_20_body" style:list-style-name="Numbering_20_123"/>
    <style:style style:name="P37" style:family="paragraph" style:parent-style-name="Text_20_body" style:list-style-name="L1">
      <style:text-properties style:font-name="Arial1"/>
    </style:style>
    <style:style style:name="P38" style:family="paragraph" style:parent-style-name="Text_20_body" style:list-style-name="L3">
      <style:text-properties style:font-name="Arial1"/>
    </style:style>
    <style:style style:name="P39" style:family="paragraph" style:parent-style-name="Text_20_body">
      <style:text-properties style:font-name="Arial1" officeooo:paragraph-rsid="0020eb46"/>
    </style:style>
    <style:style style:name="P40" style:family="paragraph" style:parent-style-name="Text_20_body">
      <style:text-properties style:font-name="Arial1" officeooo:rsid="0020eb46" officeooo:paragraph-rsid="0020eb46"/>
    </style:style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>
      <style:text-properties officeooo:paragraph-rsid="0020eb46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46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7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P48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9" style:family="paragraph" style:parent-style-name="normal" style:master-page-name="Standard">
      <style:paragraph-properties fo:margin-top="0cm" fo:margin-bottom="0cm" style:contextual-spacing="false" fo:line-height="115%" fo:text-align="center" style:justify-single-word="false" style:page-number="1"/>
      <style:text-properties style:font-name="Arial1" fo:font-size="12pt" fo:font-weight="bold" officeooo:rsid="0016c4be" officeooo:paragraph-rsid="0016c4be" style:font-name-asian="Times New Roman1" style:font-size-asian="12pt" style:font-weight-asian="bold" style:font-name-complex="Times New Roman1" style:font-size-complex="12pt"/>
    </style:style>
    <style:style style:name="P50" style:family="paragraph" style:parent-style-name="normal">
      <style:text-properties officeooo:paragraph-rsid="0020eb46"/>
    </style:style>
    <style:style style:name="T1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weight="normal" officeooo:rsid="001896f0" style:font-weight-asian="normal" style:font-weight-complex="normal"/>
    </style:style>
    <style:style style:name="T6" style:family="text">
      <style:text-properties style:font-name="Arial1" officeooo:rsid="001896f0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="Arial1" fo:font-size="11pt" officeooo:rsid="001ec71e" style:font-size-asian="11pt" style:font-size-complex="11pt"/>
    </style:style>
    <style:style style:name="T9" style:family="text">
      <style:text-properties style:font-name="Arial1" fo:font-size="11pt" officeooo:rsid="0020eb46" style:font-size-asian="11pt" style:font-size-complex="11pt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style:font-name="Arial1" officeooo:rsid="00198067"/>
    </style:style>
    <style:style style:name="T12" style:family="text">
      <style:text-properties fo:font-size="10pt" style:font-name-asian="Times New Roman1" style:font-size-asian="10pt" style:font-name-complex="Times New Roman1" style:font-size-complex="10pt"/>
    </style:style>
    <style:style style:name="T13" style:family="text">
      <style:text-properties fo:font-size="10pt" fo:font-weight="bold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style:font-name="Calibri1" fo:font-size="24pt" style:font-size-asian="24pt" style:font-size-complex="24pt"/>
    </style:style>
    <style:style style:name="T15" style:family="text">
      <style:text-properties officeooo:rsid="001ec71e"/>
    </style:style>
    <style:style style:name="T16" style:family="text">
      <style:text-properties officeooo:rsid="0020eb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quisitos Funcionais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span text:style-name="T13">Discentes:</text:span><text:span text:style-name="T12"> </text:span></text:p>
          </table:table-cell>
          <table:table-cell table:style-name="Tabela1.B1" office:value-type="string">
            <text:p text:style-name="P12"><loext:content-control loext:plain-text="true" loext:tag="goog_rdk_0" loext:lock="contentLocked"/><text:span text:style-name="T12">BRUNO EDUARDO DOS SANTOS - 211066249</text:span></text:p>
            <text:p text:style-name="P10">GEILSON DOS SANTOS SA - 231006239</text:p>
            <text:p text:style-name="P10">MARCOS ALEXANDRE DA SILVA NERES - 211055334</text:p>
            <text:p text:style-name="P11">PEDRO FARIAS DE OLIVEIRA <text:s/>- 211055577</text:p>
            <text:p text:style-name="P10">THELMA EVANGELISTA DOS SANTOS - <text:s/>231003513</text:p>
            <text:p text:style-name="P10">WESLEY HENRIQUE FERREIRA - 231021496</text:p>
          </table:table-cell>
        </table:table-row>
      </table:table>
      <text:list text:style-name="Numbering_20_123">
        <text:list-header>
          <text:p text:style-name="P36"><text:span text:style-name="Strong_20_Emphasis"><text:span text:style-name="T3"/></text:span></text:p>
        </text:list-header>
      </text:list>
      <text:h text:style-name="Heading_20_1" text:outline-level="1"><text:span text:style-name="Strong_20_Emphasis"><text:span text:style-name="T14">Introdução</text:span></text:span></text:h>
      <text:p text:style-name="P21"><text:span text:style-name="Strong_20_Emphasis"><text:span text:style-name="T5">Este artefato tem como objetivo a </text:span></text:span><text:span text:style-name="Strong_20_Emphasis"><text:span text:style-name="T6">elicitação dos requisitos funcionais</text:span></text:span><text:span text:style-name="Strong_20_Emphasis"><text:span text:style-name="T5"> do sistema a ser desenvolvido.</text:span></text:span></text:p>
      <text:p text:style-name="Text_20_body"><text:span text:style-name="T3">O sistema proposto oferecerá funcionalidades básicas de manipulação de dados, como </text:span><text:span text:style-name="Strong_20_Emphasis"><text:span text:style-name="T3">criação, leitura, atualização e exclusão</text:span></text:span><text:span text:style-name="T3"> de registros, operações comumente referenciadas pela sigla </text:span><text:span text:style-name="Strong_20_Emphasis"><text:span text:style-name="T3">CRUD</text:span></text:span><text:span text:style-name="T3"> (</text:span><text:span text:style-name="Emphasis"><text:span text:style-name="T3">Create, Read, Update, Delete</text:span></text:span><text:span text:style-name="T3">).</text:span></text:p>
      <text:p text:style-name="Text_20_body"><text:span text:style-name="T3">O sistema fornecerá suporte à </text:span><text:span text:style-name="Strong_20_Emphasis"><text:span text:style-name="T3">divulgação e gestão de eventos do tipo feira</text:span></text:span><text:span text:style-name="T3">, nos quais </text:span><text:span text:style-name="Strong_20_Emphasis"><text:span text:style-name="T3">expositores</text:span></text:span><text:span text:style-name="T3"> poderão participar com seus </text:span><text:span text:style-name="Strong_20_Emphasis"><text:span text:style-name="T3">produtos</text:span></text:span><text:span text:style-name="T3">. A cada feira poderão estar associados múltiplos expositores, e a cada expositor, uma lista de produtos.</text:span></text:p>
      <text:p text:style-name="P8">Usuários não autenticados terão acesso aos seguintes serviços públicos:</text:p>
      <text:list text:style-name="L1">
        <text:list-item>
          <text:p text:style-name="P37">Listar feiras; Listar expositores em uma feira; Listar produtos de um expositor em uma feira; Visualizar detalhes de uma feira, expositor ou produto.</text:p>
        </text:list-item>
      </text:list>
      <text:p text:style-name="P8">As informações exibidas em cada caso incluem:</text:p>
      <text:list text:style-name="L2">
        <text:list-item>
          <text:p text:style-name="P41"><text:span text:style-name="Strong_20_Emphasis"><text:span text:style-name="T3">Feira:</text:span></text:span><text:span text:style-name="T3"> nome, descrição, data de início, data de término, local, cidade e estado;</text:span></text:p>
        </text:list-item>
        <text:list-item>
          <text:p text:style-name="P41"><text:span text:style-name="Strong_20_Emphasis"><text:span text:style-name="T3">Expositor:</text:span></text:span><text:span text:style-name="T3"> nome, descrição e contato;</text:span></text:p>
        </text:list-item>
        <text:list-item>
          <text:p text:style-name="P41"><text:span text:style-name="Strong_20_Emphasis"><text:span text:style-name="T3">Produto:</text:span></text:span><text:span text:style-name="T3"> nome, descrição e preço.</text:span></text:p>
        </text:list-item>
      </text:list>
      <text:p text:style-name="Text_20_body"><text:span text:style-name="T3">Para acessar funcionalidades adicionais, o usuário deve estar </text:span><text:span text:style-name="Strong_20_Emphasis"><text:span text:style-name="T3">registrado e autenticado</text:span></text:span><text:span text:style-name="T3"> no sistema. Após a autenticação, o usuário poderá:</text:span></text:p>
      <text:list text:style-name="L3">
        <text:list-item>
          <text:p text:style-name="P38">Criar, editar e excluir feiras; Criar, editar e excluir expositores; Criar, editar e excluir listas de produtos; Criar, editar e excluir produtos; Criar, visualizar e excluir ingressos.</text:p>
        </text:list-item>
      </text:list>
      <text:p text:style-name="Text_20_body"><text:span text:style-name="T3">Cada </text:span><text:span text:style-name="Strong_20_Emphasis"><text:span text:style-name="T3">ingresso</text:span></text:span><text:span text:style-name="T3"> criado dará direito de acesso à feira na data especificada e conterá as seguintes informações: nome da feira, número do ingresso e data de emissão.</text:span></text:p>
      <text:p text:style-name="Text_20_body"><text:span text:style-name="T3">O sistema deverá impor as seguintes </text:span><text:span text:style-name="Strong_20_Emphasis"><text:span text:style-name="T3">regras de negócio</text:span></text:span><text:span text:style-name="T3">:</text:span></text:p>
      <text:list text:style-name="L4">
        <text:list-item>
          <text:p text:style-name="P42"><text:span text:style-name="T3">Um registro (feira, expositor, produto ou ingresso) </text:span><text:span text:style-name="Strong_20_Emphasis"><text:span text:style-name="T3">só pode ser editado ou excluído por seu criador</text:span></text:span><text:span text:style-name="T3">;</text:span></text:p>
        </text:list-item>
        <text:list-item>
          <text:p text:style-name="P42"><text:soft-page-break/><text:span text:style-name="T3">Um registro </text:span><text:span text:style-name="Strong_20_Emphasis"><text:span text:style-name="T3">só pode ser excluído se não houver dependências associadas a ele</text:span></text:span><text:span text:style-name="T3"> (por exemplo, uma feira com expositores vinculados não pode ser removida).</text:span></text:p>
        </text:list-item>
      </text:list>
      <text:p text:style-name="Text_20_body"><text:span text:style-name="T3">A </text:span><text:span text:style-name="Strong_20_Emphasis"><text:span text:style-name="T3">especificação dos requisitos funcionais</text:span></text:span><text:span text:style-name="T3"> será realizada por meio de </text:span><text:span text:style-name="Strong_20_Emphasis"><text:span text:style-name="T3">histórias de usuário (user stories)</text:span></text:span><text:span text:style-name="T3">, de forma clara e orientada às necessidades do usuário final.</text:span></text:p>
      <text:h text:style-name="P25" text:outline-level="1">Requisitos Funcionais (via Histórias de Usuário)</text:h>
      <text:p text:style-name="P21"><text:span text:style-name="T3">A</text:span><text:span text:style-name="T4"> seguir, são listados os </text:span><text:span text:style-name="Strong_20_Emphasis"><text:span text:style-name="T4">requisitos funcionais do sistema</text:span></text:span><text:span text:style-name="T4">, descritos individualmente por meio de </text:span><text:span text:style-name="Strong_20_Emphasis"><text:span text:style-name="T4">histórias de usuário</text:span></text:span><text:span text:style-name="T4">, acompanhados de suas </text:span><text:span text:style-name="Strong_20_Emphasis"><text:span text:style-name="T4">justificativas</text:span></text:span><text:span text:style-name="T4"> e </text:span><text:span text:style-name="Strong_20_Emphasis"><text:span text:style-name="T4">critérios de aceitação</text:span></text:span><text:span text:style-name="T4">.</text:span></text:p>
      <text:p text:style-name="Text_20_body"><text:span text:style-name="T3">Cada requisito será identificado pelo código </text:span><text:span text:style-name="Source_20_Text"><text:span text:style-name="T3">RF-xxx</text:span></text:span><text:span text:style-name="T3">, onde:</text:span></text:p>
      <text:list text:style-name="L5">
        <text:list-item>
          <text:p text:style-name="P43"><text:span text:style-name="Source_20_Text"><text:span text:style-name="T3">RF</text:span></text:span><text:span text:style-name="T3"> representa </text:span><text:span text:style-name="Emphasis"><text:span text:style-name="T3">Requisito Funcional</text:span></text:span><text:span text:style-name="T3">.</text:span></text:p>
        </text:list-item>
        <text:list-item>
          <text:p text:style-name="P43"><text:span text:style-name="Source_20_Text"><text:span text:style-name="T3">xxx</text:span></text:span><text:span text:style-name="T3"> é um número sequencial para identificação única.</text:span></text:p>
        </text:list-item>
      </text:list>
      <text:p text:style-name="Text_20_body"><text:span text:style-name="T3">Os critérios de aceitação seguirão o padrão </text:span><text:span text:style-name="Source_20_Text"><text:span text:style-name="T3">CA-xxx</text:span></text:span><text:span text:style-name="T3">, mantendo rastreabilidade e clareza na validação de cada requisito.</text:span></text:p>
      <text:p text:style-name="Text_20_body"><text:span text:style-name="T3"><text:s/></text:span><text:span text:style-name="Strong_20_Emphasis"><text:span text:style-name="T3">Estrutura de Requisito Funcional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<text:span text:style-name="Strong_20_Emphasis"><text:span text:style-name="T7">ID do Requisito</text:span></text:span></text:p>
          </table:table-cell>
          <table:table-cell table:style-name="Tabela3.B1" office:value-type="string">
            <text:p text:style-name="P1">Exemplo: RF-001</text:p>
          </table:table-cell>
        </table:table-row>
        <table:table-row>
          <table:table-cell table:style-name="Tabela3.A2" office:value-type="string">
            <text:p text:style-name="P3">Prioridade</text:p>
          </table:table-cell>
          <table:table-cell table:style-name="Tabela3.B2" office:value-type="string">
            <text:p text:style-name="P9">Ex: Alta, Média ou Baixa</text:p>
          </table:table-cell>
        </table:table-row>
        <table:table-row>
          <table:table-cell table:style-name="Tabela3.A2" office:value-type="string">
            <text:p text:style-name="P5">História de Usuário </text:p>
          </table:table-cell>
          <table:table-cell table:style-name="Tabela3.B2" office:value-type="string">
            <text:p text:style-name="Text_20_body"><text:span text:style-name="Strong_20_Emphasis"><text:span text:style-name="T7">Como</text:span></text:span><text:span text:style-name="T7"> [tipo de usuário],<text:line-break/></text:span><text:span text:style-name="Strong_20_Emphasis"><text:span text:style-name="T7">Quero</text:span></text:span><text:span text:style-name="T7"> [ação desejada],<text:line-break/></text:span><text:span text:style-name="Strong_20_Emphasis"><text:span text:style-name="T7">Para que</text:span></text:span><text:span text:style-name="T7"> [objetivo ou benefício].</text:span></text:p>
          </table:table-cell>
        </table:table-row>
        <table:table-row table:style-name="Tabela3.4">
          <table:table-cell table:style-name="Tabela3.A2" office:value-type="string">
            <text:p text:style-name="P5">Justificativa</text:p>
          </table:table-cell>
          <table:table-cell table:style-name="Tabela3.B2" office:value-type="string">
            <text:p text:style-name="P9">[Explicação do motivo de existência do requisito, valor para o negócio ou usuário.]</text:p>
          </table:table-cell>
        </table:table-row>
        <table:table-row table:style-name="Tabela3.5">
          <table:table-cell table:style-name="Tabela3.B2" table:number-columns-spanned="2" office:value-type="string">
            <text:p text:style-name="P18"><text:span text:style-name="Strong_20_Emphasis"><text:span text:style-name="T10">Critérios de Aceitação</text:span></text:span></text:p>
          </table:table-cell>
          <table:covered-table-cell/>
        </table:table-row>
        <table:table-row>
          <table:table-cell table:style-name="Tabela3.A2" office:value-type="string">
            <text:p text:style-name="P5">Nº </text:p>
          </table:table-cell>
          <table:table-cell table:style-name="Tabela3.B2" office:value-type="string">
            <text:p text:style-name="P3">Descrição</text:p>
          </table:table-cell>
        </table:table-row>
        <table:table-row>
          <table:table-cell table:style-name="Tabela3.A2" office:value-type="string">
            <text:p text:style-name="P33">CA-001</text:p>
          </table:table-cell>
          <table:table-cell table:style-name="Tabela3.B2" office:value-type="string">
            <text:p text:style-name="P7">[Ex: Quando o usuário preencher todos os campos e clicar em “Cadastrar”, o sistema deve criar a conta.]</text:p>
          </table:table-cell>
        </table:table-row>
        <table:table-row>
          <table:table-cell table:style-name="Tabela3.A2" office:value-type="string">
            <text:p text:style-name="P33">CA-002</text:p>
          </table:table-cell>
          <table:table-cell table:style-name="Tabela3.B2" office:value-type="string">
            <text:p text:style-name="P7">[Ex: Se o e-mail já estiver cadastrado, uma mensagem de erro deve ser exibida.]</text:p>
          </table:table-cell>
        </table:table-row>
      </table:table>
      <text:p text:style-name="P20"><text:span text:style-name="Strong_20_Emphasis"><text:span text:style-name="T3"/></text:span></text:p>
      <text:p text:style-name="Text_20_body"><text:span text:style-name="T11">A</text:span><text:span text:style-name="T3">lém do documento, cada requisito será representado por um </text:span><text:span text:style-name="Strong_20_Emphasis"><text:span text:style-name="T3">cartão no quadro Kanban</text:span></text:span><text:span text:style-name="T3">, para facilitar o gerenciamento visual do backlog e o acompanhamento do progresso durante o desenvolvimento.</text:span></text:p>
      <text:h text:style-name="Heading_20_2" text:outline-level="2"><text:soft-page-break/>Cadastro de usuário</text:h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<text:span text:style-name="Strong_20_Emphasis"><text:span text:style-name="T7">ID do Requisito</text:span></text:span></text:p>
          </table:table-cell>
          <table:table-cell table:style-name="Tabela2.B1" office:value-type="string">
            <text:p text:style-name="P2">RF-001</text:p>
          </table:table-cell>
        </table:table-row>
        <table:table-row>
          <table:table-cell table:style-name="Tabela2.A2" office:value-type="string">
            <text:p text:style-name="P4">Prioridade</text:p>
          </table:table-cell>
          <table:table-cell table:style-name="Tabela2.B2" office:value-type="string">
            <text:p text:style-name="P15">Alta</text:p>
          </table:table-cell>
        </table:table-row>
        <table:table-row>
          <table:table-cell table:style-name="Tabela2.A2" office:value-type="string">
            <text:p text:style-name="P6">História de Usuário </text:p>
          </table:table-cell>
          <table:table-cell table:style-name="Tabela2.B2" office:value-type="string">
            <text:p text:style-name="P22"><text:span text:style-name="Strong_20_Emphasis"><text:span text:style-name="T7">Como</text:span></text:span><text:span text:style-name="T7"> </text:span><text:span text:style-name="T8">visitante</text:span><text:span text:style-name="T7">,<text:line-break/></text:span><text:span text:style-name="Strong_20_Emphasis"><text:span text:style-name="T7">Quero</text:span></text:span><text:span text:style-name="T7"> </text:span><text:span text:style-name="T8">poder criar uma conta</text:span><text:span text:style-name="T7">,<text:line-break/></text:span><text:span text:style-name="Strong_20_Emphasis"><text:span text:style-name="T7">Para que</text:span></text:span><text:span text:style-name="T7"> </text:span><text:span text:style-name="T8">acessar as feiras</text:span><text:span text:style-name="T7">.</text:span></text:p>
          </table:table-cell>
        </table:table-row>
        <table:table-row table:style-name="Tabela2.4">
          <table:table-cell table:style-name="Tabela2.A2" office:value-type="string">
            <text:p text:style-name="P6">Justificativa</text:p>
          </table:table-cell>
          <table:table-cell table:style-name="Tabela2.B2" office:value-type="string">
            <text:p text:style-name="P17">Um visitante novo pode querer criar uma conta para acessar o sistema e suas funcionalidades</text:p>
          </table:table-cell>
        </table:table-row>
        <table:table-row table:style-name="Tabela2.5">
          <table:table-cell table:style-name="Tabela2.B2" table:number-columns-spanned="2" office:value-type="string">
            <text:p text:style-name="P19"><text:span text:style-name="Strong_20_Emphasis"><text:span text:style-name="T10">Critérios de Aceitação</text:span></text:span></text:p>
          </table:table-cell>
          <table:covered-table-cell/>
        </table:table-row>
        <table:table-row>
          <table:table-cell table:style-name="Tabela2.A2" office:value-type="string">
            <text:p text:style-name="P6">Nº </text:p>
          </table:table-cell>
          <table:table-cell table:style-name="Tabela2.B2" office:value-type="string">
            <text:p text:style-name="P4">Descrição</text:p>
          </table:table-cell>
        </table:table-row>
        <table:table-row>
          <table:table-cell table:style-name="Tabela2.A2" office:value-type="string">
            <text:p text:style-name="P34">CA-001</text:p>
          </table:table-cell>
          <table:table-cell table:style-name="Tabela2.B2" office:value-type="string">
            <text:p text:style-name="P14">Quando o usuário preencher todos os campos e clicar em “Cadastrar”, o sistema deve criar a conta.</text:p>
          </table:table-cell>
        </table:table-row>
        <table:table-row>
          <table:table-cell table:style-name="Tabela2.A2" office:value-type="string">
            <text:p text:style-name="P34">CA-002</text:p>
          </table:table-cell>
          <table:table-cell table:style-name="Tabela2.B2" office:value-type="string">
            <text:p text:style-name="P14">Se o e-mail já estiver cadastrado, uma mensagem de erro deve ser exibida.</text:p>
          </table:table-cell>
        </table:table-row>
        <table:table-row>
          <table:table-cell table:style-name="Tabela2.A2" office:value-type="string">
            <text:p text:style-name="P34">CA-00<text:span text:style-name="T15">3</text:span></text:p>
          </table:table-cell>
          <table:table-cell table:style-name="Tabela2.B2" office:value-type="string">
            <text:p text:style-name="P16">A senha deve seguir comprimento mínimo, combinação de caracteres (letras maiúsculas, minúsculas, números e símbolos), para segurança.</text:p>
          </table:table-cell>
        </table:table-row>
      </table:table>
      <text:h text:style-name="P26" text:outline-level="2">Criação de feira</text:h>
      <text:p text:style-name="P5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<text:span text:style-name="Strong_20_Emphasis"><text:span text:style-name="T7">ID do Requisito</text:span></text:span></text:p>
          </table:table-cell>
          <table:table-cell table:style-name="Tabela4.B1" office:value-type="string">
            <text:p text:style-name="P28">RF-00<text:span text:style-name="T16">2</text:span></text:p>
          </table:table-cell>
        </table:table-row>
        <table:table-row>
          <table:table-cell table:style-name="Tabela4.A2" office:value-type="string">
            <text:p text:style-name="P29">Prioridade</text:p>
          </table:table-cell>
          <table:table-cell table:style-name="Tabela4.B2" office:value-type="string">
            <text:p text:style-name="P39">Alta</text:p>
          </table:table-cell>
        </table:table-row>
        <table:table-row>
          <table:table-cell table:style-name="Tabela4.A2" office:value-type="string">
            <text:p text:style-name="P30">História de Usuário </text:p>
          </table:table-cell>
          <table:table-cell table:style-name="Tabela4.B2" office:value-type="string">
            <text:p text:style-name="P44"><text:span text:style-name="Strong_20_Emphasis"><text:span text:style-name="T7">Como</text:span></text:span><text:span text:style-name="T7"> </text:span><text:span text:style-name="T9">usuário logado</text:span><text:span text:style-name="T7">,<text:line-break/></text:span><text:span text:style-name="Strong_20_Emphasis"><text:span text:style-name="T7">Quero</text:span></text:span><text:span text:style-name="T7"> </text:span><text:span text:style-name="T8">poder criar um</text:span><text:span text:style-name="T9">a feira</text:span><text:span text:style-name="T7">,<text:line-break/></text:span><text:span text:style-name="Strong_20_Emphasis"><text:span text:style-name="T7">Para que</text:span></text:span><text:span text:style-name="T7"> </text:span><text:span text:style-name="T9">outros usuários possam se inscrever como expositores</text:span><text:span text:style-name="T7">.</text:span></text:p>
          </table:table-cell>
        </table:table-row>
        <table:table-row table:style-name="Tabela4.4">
          <table:table-cell table:style-name="Tabela4.A2" office:value-type="string">
            <text:p text:style-name="P30">Justificativa</text:p>
          </table:table-cell>
          <table:table-cell table:style-name="Tabela4.B2" office:value-type="string">
            <text:p text:style-name="P40">Um usuário pode desejar criar um evento (feira) para divulgar e expor suas atividades, convidando ou permitindo a participação de outros expositores. </text:p>
          </table:table-cell>
        </table:table-row>
        <text:soft-page-break/>
        <table:table-row table:style-name="Tabela4.5">
          <table:table-cell table:style-name="Tabela4.B2" table:number-columns-spanned="2" office:value-type="string">
            <text:p text:style-name="P27"><text:span text:style-name="Strong_20_Emphasis"><text:span text:style-name="T10">Critérios de Aceitação</text:span></text:span></text:p>
          </table:table-cell>
          <table:covered-table-cell/>
        </table:table-row>
        <table:table-row>
          <table:table-cell table:style-name="Tabela4.A2" office:value-type="string">
            <text:p text:style-name="P30">Nº </text:p>
          </table:table-cell>
          <table:table-cell table:style-name="Tabela4.B2" office:value-type="string">
            <text:p text:style-name="P29">Descrição</text:p>
          </table:table-cell>
        </table:table-row>
        <table:table-row>
          <table:table-cell table:style-name="Tabela4.A2" office:value-type="string">
            <text:p text:style-name="P35">CA-001</text:p>
          </table:table-cell>
          <table:table-cell table:style-name="Tabela4.B2" office:value-type="string">
            <text:p text:style-name="P31">Quando o usuário preencher todos os campos obrigatórios e clicar em 'Criar', o sistema deve salvar a feira e exibir uma confirmação de sucesso. </text:p>
          </table:table-cell>
        </table:table-row>
        <table:table-row>
          <table:table-cell table:style-name="Tabela4.A2" office:value-type="string">
            <text:p text:style-name="P35">CA-002</text:p>
          </table:table-cell>
          <table:table-cell table:style-name="Tabela4.B2" office:value-type="string">
            <text:p text:style-name="P31">Se já existir uma feira com o mesmo nome, data e local, o sistema deve impedir a criação e exibir uma mensagem informando que já existe uma feira cadastrada com essas informações. <text:s/></text:p>
          </table:table-cell>
        </table:table-row>
        <table:table-row>
          <table:table-cell table:style-name="Tabela4.A2" office:value-type="string">
            <text:p text:style-name="P35">CA-00<text:span text:style-name="T15">3</text:span></text:p>
          </table:table-cell>
          <table:table-cell table:style-name="Tabela4.B2" office:value-type="string">
            <text:p text:style-name="P32">Ao criar a feira, o usuário deve escolher entre dois modos de participação para expositores: (1) somente por convite ou (2) mediante solicitação, com aprovação manual do organizador. 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top="0.847cm" fo:margin-bottom="0.212cm" style:contextual-spacing="false" fo:line-height="100%" fo:text-align="start" style:justify-single-word="false" fo:keep-together="always" fo:hyphenation-ladder-count="no-limit" style:page-number="auto" fo:break-before="auto" fo:break-after="auto" fo:keep-with-next="always" style:vertical-align="auto">
        <style:tab-stops/>
      </style:paragraph-properties>
      <style:text-properties style:text-position="0% 100%" style:font-name="Calibri3" fo:font-family="Calibri" style:font-style-name="Negrito" style:font-family-generic="swiss" style:font-pitch="variable" fo:font-size="24pt" fo:font-weight="bold" style:font-size-asian="24pt" style:font-weight-asian="bold" style:font-size-complex="2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Titulo_20_1" style:display-name="Titulo 1" style:family="paragraph" style:parent-style-name="Text_20_body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Default_20_Paragraph_20_Font" style:display-name="Default Paragraph Font" style:family="text"/>
    <style:style style:name="InfoBlue_20_Char" style:display-name="InfoBlue Char" style:family="text" style:parent-style-name="Default_20_Paragraph_20_Font">
      <style:text-properties fo:color="#0000ff" loext:opacity="100%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MP2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MP3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MP4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T1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M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4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7.842cm" svg:height="0.681cm" draw:z-index="3"><draw:image xlink:href="Pictures/1000000100000800000000AEBBAB1515.png" xlink:type="simple" xlink:show="embed" xlink:actuate="onLoad" draw:mime-type="image/png"/></draw:frame></text:p>
        <text:p text:style-name="MP2" loext:marker-style-name="MT2"><text:span text:style-name="MT2">INSTITUTO DE EXATAS - IE</text:span><text:span text:style-name="MT2"/></text:p>
        <text:p text:style-name="MP2" loext:marker-style-name="MT2"><text:span text:style-name="MT2">DEPARTAMENTO DE CIÊNCIAS DA COMPUTAÇÃO - CIC</text:span><text:span text:style-name="MT2"/></text:p>
        <text:p text:style-name="MP3" loext:marker-style-name="MT2"><text:span text:style-name="MT2"><text:s/>ENGENHARIA DE SOFTWARE <text:s/>1/2025</text:span><text:span text:style-name="MT2"/></text:p>
        <text:p text:style-name="MP4" loext:marker-style-name="MT2"/>
      </style:header>
    </style:master-page>
    <style:master-page style:name="Converter_20_1" style:display-name="Converter 1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9:07:00</meta:creation-date>
    <meta:initial-creator>Coordenacao da Questao Negra</meta:initial-creator>
    <meta:generator>LibreOffice/24.2.3.2$Windows_X86_64 LibreOffice_project/433d9c2ded56988e8a90e6b2e771ee4e6a5ab2ba</meta:generator>
    <dc:date>2025-05-21T20:42:55.571000000</dc:date>
    <meta:editing-duration>PT2H5M17S</meta:editing-duration>
    <meta:editing-cycles>5</meta:editing-cycles>
    <meta:print-date>2025-05-20T09:47:59.776000000</meta:print-date>
    <meta:printed-by>Arquivos PDF</meta:printed-by>
    <meta:document-statistic meta:table-count="4" meta:image-count="1" meta:object-count="0" meta:page-count="4" meta:paragraph-count="88" meta:word-count="776" meta:character-count="5033" meta:non-whitespace-character-count="4339"/>
    <meta:user-defined meta:name="ContentTypeId">0x010100C9751AB075F8444DBAC68FE11CEBB632</meta:user-defined>
  </office:meta>
</office:document-meta>
</file>